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9.551cm"/>
    </style:style>
    <style:style style:family="table-cell" style:name="Tableau4.A1">
      <style:table-cell-properties fo:border="none" fo:padding="0.097cm"/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paragraph" style:name="P1" style:parent-style-name="UrbanTitle2">
      <style:text-properties style:font-name="arial"/>
    </style:style>
    <style:style style:family="paragraph" style:name="P2" style:parent-style-name="UrbanBody">
      <style:text-properties fo:background-color="transparent" fo:color="#000000" fo:font-size="11pt" fo:font-style="italic" fo:font-weight="normal" officeooo:paragraph-rsid="0001b85d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Body">
      <style:text-properties fo:background-color="#fff200" fo:color="#000000" fo:font-size="11pt" fo:font-style="italic" fo:font-weight="normal" officeooo:paragraph-rsid="0001b85d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4" style:parent-style-name="UrbanBody">
      <style:text-properties fo:color="#000000" fo:font-size="11pt" officeooo:paragraph-rsid="0001b85d" style:font-name="arial" style:font-size-asian="11pt" style:font-size-complex="11pt"/>
    </style:style>
    <style:style style:family="paragraph" style:name="P5" style:parent-style-name="UrbanBody">
      <style:text-properties fo:background-color="transparent" fo:color="#000000" fo:font-size="11pt" officeooo:paragraph-rsid="0001b85d" style:font-name="arial" style:font-size-asian="11pt" style:font-size-complex="11pt"/>
    </style:style>
    <style:style style:family="paragraph" style:name="P6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7" style:parent-style-name="Standard">
      <style:text-properties officeooo:paragraph-rsid="0001b85d"/>
    </style:style>
    <style:style style:family="paragraph" style:name="P8" style:parent-style-name="Standard">
      <style:paragraph-properties fo:text-align="start" style:justify-single-word="false"/>
      <style:text-properties fo:color="#000000" fo:font-size="10pt" officeooo:paragraph-rsid="0001b85d" style:font-name="Arial" style:font-size-asian="10pt" style:font-size-complex="10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b85d" style:font-name="Arial" style:font-size-asian="10pt" style:font-size-complex="10pt"/>
    </style:style>
    <style:style style:family="paragraph" style:name="P10" style:parent-style-name="UrbanBody_20_">
      <style:text-properties style:font-name="arial"/>
    </style:style>
    <style:style style:family="paragraph" style:name="P11" style:parent-style-name="UrbanBody_20_">
      <style:text-properties fo:font-size="11pt" style:font-name="arial" style:font-size-asian="11pt" style:font-size-complex="11pt"/>
    </style:style>
    <style:style style:family="paragraph" style:name="P12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 style:parent-style-name="UrbanTitle">
      <style:text-properties style:font-name="arial"/>
    </style:style>
    <style:style style:family="paragraph" style:name="P15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6" style:parent-style-name="UrbanTitle">
      <style:paragraph-properties fo:text-align="start" style:justify-single-word="false"/>
      <style:text-properties fo:color="#000000" fo:font-size="11pt" fo:font-style="normal" fo:font-weight="bold" officeooo:paragraph-rsid="0001b85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lor="#000000"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color="#000000"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background-color="transparent" loext:char-shading-value="0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14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3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3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input-required="false" form:name="Case à cocher 1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15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3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3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" form:image-position="center" form:input-required="false" form:name="Case à cocher 31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4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3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9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" form:image-position="center" form:input-required="false" form:name="Case à cocher 16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7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" form:image-position="center" form:input-required="false" form:name="Case à cocher 8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30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6" form:image-position="center" form:input-required="false" form:name="Case à cocher 29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input-required="false" form:name="Case à cocher 18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5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31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31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31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11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19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<text:span text:style-name="T11">atrimoine et Energie </text:span></text:p>
            <text:p text:style-name="P5">Place Léopold, 3 – Immeuble « BIBOT » </text:p>
            <text:p text:style-name="P2">5000 Namur </text:p>
            <text:p text:style-name="P3"/>
            <text:p text:style-name="P16">RECOMMANDÉ</text:p>
          </table:table-cell>
        </table:table-row>
      </table:table>
      <text:p text:style-name="P7"/>
      <text:p text:style-name="P15">Formulaire d’envoi d’un dossier au fonctionnaire délégué</text:p>
      <text:p text:style-name="P14"/>
      <text:p text:style-name="P1"><text:span text:style-name="T12"/></text:p>
      <text:p text:style-name="P10"/>
      <text:p text:style-name="P11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1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11"><office:annotation><dc:creator>sde </dc:creator><dc:date>2011-08-04T10:39:22</dc:date><text:p text:style-name="P17"><text:span text:style-name="T15">do row for type in self.listVocabularyForTemplate('foldercategories')</text:span></text:p></office:annotation><office:annotation><dc:creator>sde </dc:creator><dc:date>2011-08-04T10:39:07</dc:date><text:p text:style-name="P17"><text:span text:style-name="T15">do text if cmp(type[0],self.getFolderCategory())==0</text:span></text:p></office:annotation><draw:control draw:control="control16" draw:style-name="gr1" draw:text-style-name="P18" draw:z-index="15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cmp(type[0],self.getFolderCategory())!=0</text:span></text:p></office:annotation><draw:control draw:control="control15" draw:style-name="gr1" draw:text-style-name="P18" draw:z-index="14" svg:height="0.399cm" svg:width="0.447cm" text:anchor-type="as-char"/></text:p>
                </table:table-cell>
                <table:table-cell office:value-type="string" table:style-name="Tableau5.A1">
                  <text:p text:style-name="P11"><text:text-input text:description="Bien-Parcelles">type[1]</text:text-input></text:p>
                </table:table-cell>
              </table:table-row>
            </table:table>
            <text:p text:style-name="P11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2">Demandeurs :</text:p>
            <text:p text:style-name="P13">Nom, Prénom</text:p>
            <text:p text:style-name="P13">Adresse</text:p>
          </table:table-cell>
          <table:table-cell office:value-type="string" table:number-columns-spanned="4" table:style-name="Tableau3.B1">
            <text:p text:style-name="P11"/>
            <text:p text:style-name="P11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Bien concerné :</text:p>
            <text:p text:style-name="P13">Adresse</text:p>
            <text:p text:style-name="P13">Référence cadastrale</text:p>
          </table:table-cell>
          <table:table-cell office:value-type="string" table:number-columns-spanned="4" table:style-name="Tableau3.B2">
            <text:p text:style-name="P11"/>
            <text:p text:style-name="P11"><text:text-input text:description="Situation des travaux">self.getWorkLocationSignaletic()</text:text-input></text:p>
            <text:p text:style-name="P11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<text:span text:style-name="T7">Nature de la demande :</text:span>  (objet)</text:p>
          </table:table-cell>
          <table:table-cell office:value-type="string" table:number-columns-spanned="4" table:style-name="Tableau3.B2">
            <text:p text:style-name="P11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Auteur de projet :</text:p>
            <text:p text:style-name="P13">Nom</text:p>
            <text:p text:style-name="P13">Adresse</text:p>
          </table:table-cell>
          <table:table-cell office:value-type="string" table:number-columns-spanned="4" table:style-name="Tableau3.B2">
            <text:p text:style-name="P11"/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<text:span text:style-name="T7">Date de dépôt dossier complet </text:span>:</text:p>
            <text:p text:style-name="P13">Accusé de réception :</text:p>
          </table:table-cell>
          <table:table-cell office:value-type="string" table:number-columns-spanned="2" table:style-name="Tableau3.A2">
            <text:p text:style-name="P11"><office:annotation><dc:creator>sde </dc:creator><dc:date>2011-08-08T13:35:49</dc:date><text:p text:style-name="P17"><text:span text:style-name="T14">do text if self.getLastDeposit() is not None</text:span></text:p></office:annotation><text:text-input text:description="Objet des travaux">tool.formatDate(self.getLastDeposit().getEventDate())</text:text-input></text:p>
            <text:p text:style-name="P11"/>
          </table:table-cell>
          <table:covered-table-cell/>
          <table:table-cell office:value-type="string" table:style-name="Tableau3.D5">
            <text:p text:style-name="P11"><text:span text:style-name="T5">Délai de réponse annoncé :</text:span> <text:s text:c="3"/></text:p>
          </table:table-cell>
          <table:table-cell office:value-type="string" table:style-name="Tableau3.E5">
            <text:p text:style-name="P11"/>
          </table:table-cell>
        </table:table-row>
        <table:table-row>
          <table:table-cell office:value-type="string" table:style-name="Tableau3.A2">
            <text:p text:style-name="P13">Autres dossiers connus sur le bien : (refs)</text:p>
          </table:table-cell>
          <table:table-cell office:value-type="string" table:number-columns-spanned="4" table:style-name="Tableau3.B1"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11"><office:annotation><dc:creator>sde </dc:creator><dc:date>2011-08-05T08:21:16</dc:date><text:p text:style-name="P17"><text:span text:style-name="T15">do text if self.getIsInPCA()</text:span></text:p></office:annotation><draw:control draw:control="control12" draw:style-name="gr1" draw:text-style-name="P18" draw:z-index="11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not self.getIsInPCA()</text:span></text:p></office:annotation><draw:control draw:control="control11" draw:style-name="gr1" draw:text-style-name="P18" draw:z-index="10" svg:height="0.399cm" svg:width="0.447cm" text:anchor-type="as-char"/></text:p>
                </table:table-cell>
                <table:table-cell office:value-type="string" table:style-name="Tableau10.A1">
                  <text:p text:style-name="P11">Un PCA</text:p>
                </table:table-cell>
                <table:table-cell office:value-type="string" table:style-name="Tableau10.A1">
                  <text:p text:style-name="P11"><office:annotation><dc:creator>sde </dc:creator><dc:date>2011-08-04T10:39:07</dc:date><text:p text:style-name="P17"><text:span text:style-name="T15">do text if self.getIsInSubdivision()</text:span></text:p></office:annotation><draw:control draw:control="control14" draw:style-name="gr1" draw:text-style-name="P18" draw:z-index="13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not self.getIsInSubdivision()</text:span></text:p></office:annotation><draw:control draw:control="control13" draw:style-name="gr1" draw:text-style-name="P18" draw:z-index="12" svg:height="0.399cm" svg:width="0.447cm" text:anchor-type="as-char"/></text:p>
                </table:table-cell>
                <table:table-cell office:value-type="string" table:style-name="Tableau10.A1">
                  <text:p text:style-name="P11">Un lotissement</text:p>
                  <text:p text:style-name="P11"><text:s/><office:annotation><dc:creator>sde </dc:creator><dc:date>2011-08-08T13:29:49</dc:date><text:p text:style-name="P17"><text:span text:style-name="T15">do text if self.getIsInSubdivision()</text:span></text:p><text:p text:style-name="P17"><text:span text:style-name="T15">f</text:span><text:span text:style-name="T16">rom xhtml(self.getSubdivisionDetails())</text:span></text:p></office:annotation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11"><draw:control draw:control="control22" draw:style-name="gr1" draw:text-style-name="P18" draw:z-index="21" svg:height="0.399cm" svg:width="0.447cm" text:anchor-type="as-char"/></text:p>
                </table:table-cell>
                <table:table-cell office:value-type="string" table:style-name="Tableau12.A1">
                  <text:p text:style-name="P11">Oui</text:p>
                </table:table-cell>
                <table:table-cell office:value-type="string" table:style-name="Tableau12.A1">
                  <text:p text:style-name="P11"><draw:control draw:control="control23" draw:style-name="gr1" draw:text-style-name="P18" draw:z-index="22" svg:height="0.399cm" svg:width="0.447cm" text:anchor-type="as-char"/></text:p>
                </table:table-cell>
                <table:table-cell office:value-type="string" table:style-name="Tableau12.A1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11"><draw:control draw:control="control20" draw:style-name="gr1" draw:text-style-name="P18" draw:z-index="19" svg:height="0.399cm" svg:width="0.447cm" text:anchor-type="as-char"/></text:p>
                </table:table-cell>
                <table:table-cell office:value-type="string" table:style-name="Tableau13.A1">
                  <text:p text:style-name="P11">Oui</text:p>
                </table:table-cell>
                <table:table-cell office:value-type="string" table:style-name="Tableau13.A1">
                  <text:p text:style-name="P11"><draw:control draw:control="control21" draw:style-name="gr1" draw:text-style-name="P18" draw:z-index="20" svg:height="0.399cm" svg:width="0.447cm" text:anchor-type="as-char"/></text:p>
                </table:table-cell>
                <table:table-cell office:value-type="string" table:style-name="Tableau13.A1">
                  <text:p text:style-name="P11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11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ext:soft-page-break/>
        <table:table-row>
          <table:table-cell office:value-type="string" table:style-name="Tableau3.A2">
            <text:p text:style-name="P13">Ouverture ou modification de voirie :</text:p>
          </table:table-cell>
          <table:table-cell office:value-type="string" table:style-name="Tableau3.B10">
            <text:p text:style-name="P11"><draw:control draw:control="control1" draw:style-name="gr1" draw:text-style-name="P18" draw:z-index="0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row>
                <table:table-cell office:value-type="string" table:style-name="Tableau4.A1">
                  <text:p text:style-name="P11">Type de voirie :</text:p>
                </table:table-cell>
              </table:table-row>
            </table:table>
            <text:p text:style-name="P1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2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11"><office:annotation><dc:creator>sde </dc:creator><dc:date>2011-08-04T15:28:29</dc:date><text:p text:style-name="P17"><text:span text:style-name="T14">do text if self.getRoadCoating() is not None</text:span></text:p></office:annotation><draw:control draw:control="control4" draw:style-name="gr1" draw:text-style-name="P18" draw:z-index="3" svg:height="0.399cm" svg:width="0.447cm" text:anchor-type="as-char"/></text:p>
                  <text:p text:style-name="P11"><office:annotation><dc:creator>sde </dc:creator><dc:date>2011-08-04T15:29:14</dc:date><text:p text:style-name="P17"><text:span text:style-name="T15">do text if self.getRoadCoating() is None</text:span></text:p></office:annotation><draw:control draw:control="control5" draw:style-name="gr1" draw:text-style-name="P18" draw:z-index="4" svg:height="0.399cm" svg:width="0.447cm" text:anchor-type="as-char"/></text:p>
                </table:table-cell>
                <table:table-cell office:value-type="string" table:style-name="Tableau6.A1">
                  <text:p text:style-name="P11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11"><office:annotation><dc:creator>sde </dc:creator><dc:date>2011-08-04T13:57:24</dc:date><text:p text:style-name="P17"><text:span text:style-name="T15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15">do text if part[0] in self.templateRoadEquipments(self.getRoadEquipments())</text:span></text:p></office:annotation><draw:control draw:control="control3" draw:style-name="gr1" draw:text-style-name="P18" draw:z-index="2" svg:height="0.399cm" svg:width="0.447cm" text:anchor-type="as-char"/></text:p>
                  <text:p text:style-name="P11"><office:annotation><dc:creator>sde </dc:creator><dc:date>2011-08-04T11:59:21</dc:date><text:p text:style-name="P17"><text:span text:style-name="T15">do text if part[0] not in self.templateRoadEquipments(self.getRoadEquipments())</text:span></text:p></office:annotation><draw:control draw:control="control2" draw:style-name="gr1" draw:text-style-name="P18" draw:z-index="1" svg:height="0.399cm" svg:width="0.447cm" text:anchor-type="as-char"/></text:p>
                </table:table-cell>
                <table:table-cell office:value-type="string" table:style-name="Tableau6.A1">
                  <text:p text:style-name="P11"><text:text-input text:description="Bien-Parcelles">part[1]</text:text-input></text:p>
                  <text:p text:style-name="P11"><office:annotation><dc:creator>sde </dc:creator><dc:date>2011-08-04T22:20:52</dc:date><text:p text:style-name="P17"><text:span text:style-name="T14">do text if </text:span><text:span text:style-name="T15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11"><office:annotation><dc:creator>sde </dc:creator><dc:date>2011-08-04T13:57:24</dc:date><text:p text:style-name="P17"><text:span text:style-name="T15">do row for opinion in self.getValuesForTemplate('opinionsToAskIfWorks')</text:span></text:p></office:annotation><draw:control draw:control="control6" draw:style-name="gr1" draw:text-style-name="P18" draw:z-index="5" svg:height="0.399cm" svg:width="0.447cm" text:anchor-type="as-char"/></text:p>
                </table:table-cell>
                <table:table-cell office:value-type="string" table:style-name="Tableau7.A1">
                  <text:p text:style-name="P11"><text:text-input text:description="Bien-Parcelles">opinion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11"><office:annotation><dc:creator>sde </dc:creator><dc:date>2011-08-04T13:57:24</dc:date><text:p text:style-name="P17"><text:span text:style-name="T15">do row for folderZoneValue in self.getValuesForTemplate('folderZone')</text:span></text:p></office:annotation><draw:control draw:control="control19" draw:style-name="gr1" draw:text-style-name="P18" draw:z-index="18" svg:height="0.399cm" svg:width="0.447cm" text:anchor-type="as-char"/></text:p>
                </table:table-cell>
                <table:table-cell office:value-type="string" table:style-name="Tableau9.A1">
                  <text:p text:style-name="P11"><text:text-input text:description="Bien-Parcelles">folderZoneValue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11"><office:annotation><dc:creator>sde </dc:creator><dc:date>2011-08-04T13:57:24</dc:date><text:p text:style-name="P17"><text:span text:style-name="T15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14">do text if part[0][0] in self.getProtectedBuilding()</text:span></text:p></office:annotation><draw:control draw:control="control8" draw:style-name="gr1" draw:text-style-name="P18" draw:z-index="7" svg:height="0.399cm" svg:width="0.447cm" text:anchor-type="as-char"/></text:p>
                  <text:p text:style-name="P11"><office:annotation><dc:creator>sde </dc:creator><dc:date>2011-08-04T11:59:21</dc:date><text:p text:style-name="P17"><text:span text:style-name="T15">do text if part[0][0] not in self.getProtectedBuilding()</text:span></text:p></office:annotation><draw:control draw:control="control7" draw:style-name="gr1" draw:text-style-name="P18" draw:z-index="6" svg:height="0.399cm" svg:width="0.447cm" text:anchor-type="as-char"/></text:p>
                </table:table-cell>
                <table:table-cell office:value-type="string" table:style-name="Tableau8.A1">
                  <text:p text:style-name="P11"><text:text-input text:description="Bien-Parcelles">part[0][1]</text:text-input></text:p>
                </table:table-cell>
                <table:table-cell office:value-type="string" table:style-name="Tableau8.A1">
                  <text:p text:style-name="P11"><office:annotation><dc:creator>sde </dc:creator><dc:date>2011-08-04T11:57:24</dc:date><text:p text:style-name="P17"><text:span text:style-name="T15">do text if len(part) &gt; 1 and part[1][0] in self.getProtectedBuilding()</text:span></text:p></office:annotation><draw:control draw:control="control10" draw:style-name="gr1" draw:text-style-name="P18" draw:z-index="9" svg:height="0.399cm" svg:width="0.447cm" text:anchor-type="as-char"/></text:p>
                  <text:p text:style-name="P11"><office:annotation><dc:creator>sde </dc:creator><dc:date>2011-08-04T11:58:11</dc:date><text:p text:style-name="P17"><text:span text:style-name="T15">do text if len(part) &gt; 1 and part[1][0] not in self.getProtectedBuilding()</text:span></text:p></office:annotation><draw:control draw:control="control9" draw:style-name="gr1" draw:text-style-name="P18" draw:z-index="8" svg:height="0.399cm" svg:width="0.447cm" text:anchor-type="as-char"/></text:p>
                </table:table-cell>
                <table:table-cell office:value-type="string" table:style-name="Tableau8.A1">
                  <text:p text:style-name="P11"><office:annotation><dc:creator>sde </dc:creator><dc:date>2011-08-04T13:22:24</dc:date><text:p text:style-name="P17"><text:span text:style-name="T14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13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11"><draw:control draw:control="control17" draw:style-name="gr1" draw:text-style-name="P18" draw:z-index="16" svg:height="0.399cm" svg:width="0.447cm" text:anchor-type="as-char"/></text:p>
                </table:table-cell>
                <table:table-cell office:value-type="string" table:style-name="Tableau11.A1">
                  <text:p text:style-name="P11">Oui</text:p>
                </table:table-cell>
                <table:table-cell office:value-type="string" table:style-name="Tableau11.A1">
                  <text:p text:style-name="P11"><draw:control draw:control="control18" draw:style-name="gr1" draw:text-style-name="P18" draw:z-index="17" svg:height="0.399cm" svg:width="0.447cm" text:anchor-type="as-char"/></text:p>
                </table:table-cell>
                <table:table-cell office:value-type="string" table:style-name="Tableau11.A1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13">Autres observations :</text:p>
          </table:table-cell>
          <table:table-cell office:value-type="string" table:number-columns-spanned="4" table:style-name="Tableau3.B1">
            <text:p text:style-name="P11"/>
          </table:table-cell>
          <table:covered-table-cell/>
          <table:covered-table-cell/>
          <table:covered-table-cell/>
        </table:table-row>
      </table:table>
      <text:p text:style-name="P11"/>
      <text:p text:style-name="P10">Envoyé le </text:p>
      <text:p text:style-name="P10"/>
      <text:p text:style-name="P10"/>
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9.551cm"/>
    </style:style>
    <style:style style:family="table-cell" style:name="Tableau4.A1">
      <style:table-cell-properties fo:border="none" fo:padding="0.097cm"/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paragraph" style:name="P1" style:parent-style-name="UrbanTitle2">
      <style:text-properties style:font-name="arial"/>
    </style:style>
    <style:style style:family="paragraph" style:name="P2" style:parent-style-name="UrbanBody">
      <style:text-properties fo:background-color="transparent" fo:color="#000000" fo:font-size="11pt" fo:font-style="italic" fo:font-weight="normal" officeooo:paragraph-rsid="0001b85d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Body">
      <style:text-properties fo:background-color="#fff200" fo:color="#000000" fo:font-size="11pt" fo:font-style="italic" fo:font-weight="normal" officeooo:paragraph-rsid="0001b85d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4" style:parent-style-name="UrbanBody">
      <style:text-properties fo:color="#000000" fo:font-size="11pt" officeooo:paragraph-rsid="0001b85d" style:font-name="arial" style:font-size-asian="11pt" style:font-size-complex="11pt"/>
    </style:style>
    <style:style style:family="paragraph" style:name="P5" style:parent-style-name="UrbanBody">
      <style:text-properties fo:background-color="transparent" fo:color="#000000" fo:font-size="11pt" officeooo:paragraph-rsid="0001b85d" style:font-name="arial" style:font-size-asian="11pt" style:font-size-complex="11pt"/>
    </style:style>
    <style:style style:family="paragraph" style:name="P6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7" style:parent-style-name="Standard">
      <style:text-properties officeooo:paragraph-rsid="0001b85d"/>
    </style:style>
    <style:style style:family="paragraph" style:name="P8" style:parent-style-name="Standard">
      <style:paragraph-properties fo:text-align="start" style:justify-single-word="false"/>
      <style:text-properties fo:color="#000000" fo:font-size="10pt" officeooo:paragraph-rsid="0001b85d" style:font-name="Arial" style:font-size-asian="10pt" style:font-size-complex="10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b85d" style:font-name="Arial" style:font-size-asian="10pt" style:font-size-complex="10pt"/>
    </style:style>
    <style:style style:family="paragraph" style:name="P10" style:parent-style-name="UrbanBody_20_">
      <style:text-properties style:font-name="arial"/>
    </style:style>
    <style:style style:family="paragraph" style:name="P11" style:parent-style-name="UrbanBody_20_">
      <style:text-properties fo:font-size="11pt" style:font-name="arial" style:font-size-asian="11pt" style:font-size-complex="11pt"/>
    </style:style>
    <style:style style:family="paragraph" style:name="P12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 style:parent-style-name="UrbanTitle">
      <style:text-properties style:font-name="arial"/>
    </style:style>
    <style:style style:family="paragraph" style:name="P15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6" style:parent-style-name="UrbanTitle">
      <style:paragraph-properties fo:text-align="start" style:justify-single-word="false"/>
      <style:text-properties fo:color="#000000" fo:font-size="11pt" fo:font-style="normal" fo:font-weight="bold" officeooo:paragraph-rsid="0001b85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lor="#000000"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color="#000000"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background-color="transparent" loext:char-shading-value="0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14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3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3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input-required="false" form:name="Case à cocher 1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15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3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3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" form:image-position="center" form:input-required="false" form:name="Case à cocher 31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4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3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9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" form:image-position="center" form:input-required="false" form:name="Case à cocher 16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7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" form:image-position="center" form:input-required="false" form:name="Case à cocher 8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30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6" form:image-position="center" form:input-required="false" form:name="Case à cocher 29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input-required="false" form:name="Case à cocher 18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5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31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31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31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11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19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<text:span text:style-name="T11">atrimoine et Energie </text:span></text:p>
            <text:p text:style-name="P5">Place Léopold, 3 – Immeuble « BIBOT » </text:p>
            <text:p text:style-name="P2">5000 Namur </text:p>
            <text:p text:style-name="P3"/>
            <text:p text:style-name="P16">RECOMMANDÉ</text:p>
          </table:table-cell>
        </table:table-row>
      </table:table>
      <text:p text:style-name="P7"/>
      <text:p text:style-name="P15">Formulaire d’envoi d’un dossier au fonctionnaire délégué</text:p>
      <text:p text:style-name="P14"/>
      <text:p text:style-name="P1"><text:span text:style-name="T12"/></text:p>
      <text:p text:style-name="P10"/>
      <text:p text:style-name="P11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1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11"><office:annotation><dc:creator>sde </dc:creator><dc:date>2011-08-04T10:39:22</dc:date><text:p text:style-name="P17"><text:span text:style-name="T15">do row for type in self.listVocabularyForTemplate('foldercategories')</text:span></text:p></office:annotation><office:annotation><dc:creator>sde </dc:creator><dc:date>2011-08-04T10:39:07</dc:date><text:p text:style-name="P17"><text:span text:style-name="T15">do text if cmp(type[0],self.getFolderCategory())==0</text:span></text:p></office:annotation><draw:control draw:control="control16" draw:style-name="gr1" draw:text-style-name="P18" draw:z-index="15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cmp(type[0],self.getFolderCategory())!=0</text:span></text:p></office:annotation><draw:control draw:control="control15" draw:style-name="gr1" draw:text-style-name="P18" draw:z-index="14" svg:height="0.399cm" svg:width="0.447cm" text:anchor-type="as-char"/></text:p>
                </table:table-cell>
                <table:table-cell office:value-type="string" table:style-name="Tableau5.A1">
                  <text:p text:style-name="P11"><text:text-input text:description="Bien-Parcelles">type[1]</text:text-input></text:p>
                </table:table-cell>
              </table:table-row>
            </table:table>
            <text:p text:style-name="P11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2">Demandeurs :</text:p>
            <text:p text:style-name="P13">Nom, Prénom</text:p>
            <text:p text:style-name="P13">Adresse</text:p>
          </table:table-cell>
          <table:table-cell office:value-type="string" table:number-columns-spanned="4" table:style-name="Tableau3.B1">
            <text:p text:style-name="P11"/>
            <text:p text:style-name="P11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Bien concerné :</text:p>
            <text:p text:style-name="P13">Adresse</text:p>
            <text:p text:style-name="P13">Référence cadastrale</text:p>
          </table:table-cell>
          <table:table-cell office:value-type="string" table:number-columns-spanned="4" table:style-name="Tableau3.B2">
            <text:p text:style-name="P11"/>
            <text:p text:style-name="P11"><text:text-input text:description="Situation des travaux">self.getWorkLocationSignaletic()</text:text-input></text:p>
            <text:p text:style-name="P11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<text:span text:style-name="T7">Nature de la demande :</text:span>  (objet)</text:p>
          </table:table-cell>
          <table:table-cell office:value-type="string" table:number-columns-spanned="4" table:style-name="Tableau3.B2">
            <text:p text:style-name="P11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Auteur de projet :</text:p>
            <text:p text:style-name="P13">Nom</text:p>
            <text:p text:style-name="P13">Adresse</text:p>
          </table:table-cell>
          <table:table-cell office:value-type="string" table:number-columns-spanned="4" table:style-name="Tableau3.B2">
            <text:p text:style-name="P11"/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<text:span text:style-name="T7">Date de dépôt dossier complet </text:span>:</text:p>
            <text:p text:style-name="P13">Accusé de réception :</text:p>
          </table:table-cell>
          <table:table-cell office:value-type="string" table:number-columns-spanned="2" table:style-name="Tableau3.A2">
            <text:p text:style-name="P11"><office:annotation><dc:creator>sde </dc:creator><dc:date>2011-08-08T13:35:49</dc:date><text:p text:style-name="P17"><text:span text:style-name="T14">do text if self.getLastDeposit() is not None</text:span></text:p></office:annotation><text:text-input text:description="Objet des travaux">tool.formatDate(self.getLastDeposit().getEventDate())</text:text-input></text:p>
            <text:p text:style-name="P11"/>
          </table:table-cell>
          <table:covered-table-cell/>
          <table:table-cell office:value-type="string" table:style-name="Tableau3.D5">
            <text:p text:style-name="P11"><text:span text:style-name="T5">Délai de réponse annoncé :</text:span> <text:s text:c="3"/></text:p>
          </table:table-cell>
          <table:table-cell office:value-type="string" table:style-name="Tableau3.E5">
            <text:p text:style-name="P11"/>
          </table:table-cell>
        </table:table-row>
        <table:table-row>
          <table:table-cell office:value-type="string" table:style-name="Tableau3.A2">
            <text:p text:style-name="P13">Autres dossiers connus sur le bien : (refs)</text:p>
          </table:table-cell>
          <table:table-cell office:value-type="string" table:number-columns-spanned="4" table:style-name="Tableau3.B1"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11"><office:annotation><dc:creator>sde </dc:creator><dc:date>2011-08-05T08:21:16</dc:date><text:p text:style-name="P17"><text:span text:style-name="T15">do text if self.getIsInPCA()</text:span></text:p></office:annotation><draw:control draw:control="control12" draw:style-name="gr1" draw:text-style-name="P18" draw:z-index="11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not self.getIsInPCA()</text:span></text:p></office:annotation><draw:control draw:control="control11" draw:style-name="gr1" draw:text-style-name="P18" draw:z-index="10" svg:height="0.399cm" svg:width="0.447cm" text:anchor-type="as-char"/></text:p>
                </table:table-cell>
                <table:table-cell office:value-type="string" table:style-name="Tableau10.A1">
                  <text:p text:style-name="P11">Un PCA</text:p>
                </table:table-cell>
                <table:table-cell office:value-type="string" table:style-name="Tableau10.A1">
                  <text:p text:style-name="P11"><office:annotation><dc:creator>sde </dc:creator><dc:date>2011-08-04T10:39:07</dc:date><text:p text:style-name="P17"><text:span text:style-name="T15">do text if self.getIsInSubdivision()</text:span></text:p></office:annotation><draw:control draw:control="control14" draw:style-name="gr1" draw:text-style-name="P18" draw:z-index="13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not self.getIsInSubdivision()</text:span></text:p></office:annotation><draw:control draw:control="control13" draw:style-name="gr1" draw:text-style-name="P18" draw:z-index="12" svg:height="0.399cm" svg:width="0.447cm" text:anchor-type="as-char"/></text:p>
                </table:table-cell>
                <table:table-cell office:value-type="string" table:style-name="Tableau10.A1">
                  <text:p text:style-name="P11">Un lotissement</text:p>
                  <text:p text:style-name="P11"><text:s/><office:annotation><dc:creator>sde </dc:creator><dc:date>2011-08-08T13:29:49</dc:date><text:p text:style-name="P17"><text:span text:style-name="T15">do text if self.getIsInSubdivision()</text:span></text:p><text:p text:style-name="P17"><text:span text:style-name="T15">f</text:span><text:span text:style-name="T16">rom xhtml(self.getSubdivisionDetails())</text:span></text:p></office:annotation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11"><draw:control draw:control="control22" draw:style-name="gr1" draw:text-style-name="P18" draw:z-index="21" svg:height="0.399cm" svg:width="0.447cm" text:anchor-type="as-char"/></text:p>
                </table:table-cell>
                <table:table-cell office:value-type="string" table:style-name="Tableau12.A1">
                  <text:p text:style-name="P11">Oui</text:p>
                </table:table-cell>
                <table:table-cell office:value-type="string" table:style-name="Tableau12.A1">
                  <text:p text:style-name="P11"><draw:control draw:control="control23" draw:style-name="gr1" draw:text-style-name="P18" draw:z-index="22" svg:height="0.399cm" svg:width="0.447cm" text:anchor-type="as-char"/></text:p>
                </table:table-cell>
                <table:table-cell office:value-type="string" table:style-name="Tableau12.A1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11"><draw:control draw:control="control20" draw:style-name="gr1" draw:text-style-name="P18" draw:z-index="19" svg:height="0.399cm" svg:width="0.447cm" text:anchor-type="as-char"/></text:p>
                </table:table-cell>
                <table:table-cell office:value-type="string" table:style-name="Tableau13.A1">
                  <text:p text:style-name="P11">Oui</text:p>
                </table:table-cell>
                <table:table-cell office:value-type="string" table:style-name="Tableau13.A1">
                  <text:p text:style-name="P11"><draw:control draw:control="control21" draw:style-name="gr1" draw:text-style-name="P18" draw:z-index="20" svg:height="0.399cm" svg:width="0.447cm" text:anchor-type="as-char"/></text:p>
                </table:table-cell>
                <table:table-cell office:value-type="string" table:style-name="Tableau13.A1">
                  <text:p text:style-name="P11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11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ext:soft-page-break/>
        <table:table-row>
          <table:table-cell office:value-type="string" table:style-name="Tableau3.A2">
            <text:p text:style-name="P13">Ouverture ou modification de voirie :</text:p>
          </table:table-cell>
          <table:table-cell office:value-type="string" table:style-name="Tableau3.B10">
            <text:p text:style-name="P11"><draw:control draw:control="control1" draw:style-name="gr1" draw:text-style-name="P18" draw:z-index="0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row>
                <table:table-cell office:value-type="string" table:style-name="Tableau4.A1">
                  <text:p text:style-name="P11">Type de voirie :</text:p>
                </table:table-cell>
              </table:table-row>
            </table:table>
            <text:p text:style-name="P1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2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11"><office:annotation><dc:creator>sde </dc:creator><dc:date>2011-08-04T15:28:29</dc:date><text:p text:style-name="P17"><text:span text:style-name="T14">do text if self.getRoadCoating() is not None</text:span></text:p></office:annotation><draw:control draw:control="control4" draw:style-name="gr1" draw:text-style-name="P18" draw:z-index="3" svg:height="0.399cm" svg:width="0.447cm" text:anchor-type="as-char"/></text:p>
                  <text:p text:style-name="P11"><office:annotation><dc:creator>sde </dc:creator><dc:date>2011-08-04T15:29:14</dc:date><text:p text:style-name="P17"><text:span text:style-name="T15">do text if self.getRoadCoating() is None</text:span></text:p></office:annotation><draw:control draw:control="control5" draw:style-name="gr1" draw:text-style-name="P18" draw:z-index="4" svg:height="0.399cm" svg:width="0.447cm" text:anchor-type="as-char"/></text:p>
                </table:table-cell>
                <table:table-cell office:value-type="string" table:style-name="Tableau6.A1">
                  <text:p text:style-name="P11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11"><office:annotation><dc:creator>sde </dc:creator><dc:date>2011-08-04T13:57:24</dc:date><text:p text:style-name="P17"><text:span text:style-name="T15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15">do text if part[0] in self.templateRoadEquipments(self.getRoadEquipments())</text:span></text:p></office:annotation><draw:control draw:control="control3" draw:style-name="gr1" draw:text-style-name="P18" draw:z-index="2" svg:height="0.399cm" svg:width="0.447cm" text:anchor-type="as-char"/></text:p>
                  <text:p text:style-name="P11"><office:annotation><dc:creator>sde </dc:creator><dc:date>2011-08-04T11:59:21</dc:date><text:p text:style-name="P17"><text:span text:style-name="T15">do text if part[0] not in self.templateRoadEquipments(self.getRoadEquipments())</text:span></text:p></office:annotation><draw:control draw:control="control2" draw:style-name="gr1" draw:text-style-name="P18" draw:z-index="1" svg:height="0.399cm" svg:width="0.447cm" text:anchor-type="as-char"/></text:p>
                </table:table-cell>
                <table:table-cell office:value-type="string" table:style-name="Tableau6.A1">
                  <text:p text:style-name="P11"><text:text-input text:description="Bien-Parcelles">part[1]</text:text-input></text:p>
                  <text:p text:style-name="P11"><office:annotation><dc:creator>sde </dc:creator><dc:date>2011-08-04T22:20:52</dc:date><text:p text:style-name="P17"><text:span text:style-name="T14">do text if </text:span><text:span text:style-name="T15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11"><office:annotation><dc:creator>sde </dc:creator><dc:date>2011-08-04T13:57:24</dc:date><text:p text:style-name="P17"><text:span text:style-name="T15">do row for opinion in self.getValuesForTemplate('opinionsToAskIfWorks')</text:span></text:p></office:annotation><draw:control draw:control="control6" draw:style-name="gr1" draw:text-style-name="P18" draw:z-index="5" svg:height="0.399cm" svg:width="0.447cm" text:anchor-type="as-char"/></text:p>
                </table:table-cell>
                <table:table-cell office:value-type="string" table:style-name="Tableau7.A1">
                  <text:p text:style-name="P11"><text:text-input text:description="Bien-Parcelles">opinion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11"><office:annotation><dc:creator>sde </dc:creator><dc:date>2011-08-04T13:57:24</dc:date><text:p text:style-name="P17"><text:span text:style-name="T15">do row for folderZoneValue in self.getValuesForTemplate('folderZone')</text:span></text:p></office:annotation><draw:control draw:control="control19" draw:style-name="gr1" draw:text-style-name="P18" draw:z-index="18" svg:height="0.399cm" svg:width="0.447cm" text:anchor-type="as-char"/></text:p>
                </table:table-cell>
                <table:table-cell office:value-type="string" table:style-name="Tableau9.A1">
                  <text:p text:style-name="P11"><text:text-input text:description="Bien-Parcelles">folderZoneValue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11"><office:annotation><dc:creator>sde </dc:creator><dc:date>2011-08-04T13:57:24</dc:date><text:p text:style-name="P17"><text:span text:style-name="T15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14">do text if part[0][0] in self.getProtectedBuilding()</text:span></text:p></office:annotation><draw:control draw:control="control8" draw:style-name="gr1" draw:text-style-name="P18" draw:z-index="7" svg:height="0.399cm" svg:width="0.447cm" text:anchor-type="as-char"/></text:p>
                  <text:p text:style-name="P11"><office:annotation><dc:creator>sde </dc:creator><dc:date>2011-08-04T11:59:21</dc:date><text:p text:style-name="P17"><text:span text:style-name="T15">do text if part[0][0] not in self.getProtectedBuilding()</text:span></text:p></office:annotation><draw:control draw:control="control7" draw:style-name="gr1" draw:text-style-name="P18" draw:z-index="6" svg:height="0.399cm" svg:width="0.447cm" text:anchor-type="as-char"/></text:p>
                </table:table-cell>
                <table:table-cell office:value-type="string" table:style-name="Tableau8.A1">
                  <text:p text:style-name="P11"><text:text-input text:description="Bien-Parcelles">part[0][1]</text:text-input></text:p>
                </table:table-cell>
                <table:table-cell office:value-type="string" table:style-name="Tableau8.A1">
                  <text:p text:style-name="P11"><office:annotation><dc:creator>sde </dc:creator><dc:date>2011-08-04T11:57:24</dc:date><text:p text:style-name="P17"><text:span text:style-name="T15">do text if len(part) &gt; 1 and part[1][0] in self.getProtectedBuilding()</text:span></text:p></office:annotation><draw:control draw:control="control10" draw:style-name="gr1" draw:text-style-name="P18" draw:z-index="9" svg:height="0.399cm" svg:width="0.447cm" text:anchor-type="as-char"/></text:p>
                  <text:p text:style-name="P11"><office:annotation><dc:creator>sde </dc:creator><dc:date>2011-08-04T11:58:11</dc:date><text:p text:style-name="P17"><text:span text:style-name="T15">do text if len(part) &gt; 1 and part[1][0] not in self.getProtectedBuilding()</text:span></text:p></office:annotation><draw:control draw:control="control9" draw:style-name="gr1" draw:text-style-name="P18" draw:z-index="8" svg:height="0.399cm" svg:width="0.447cm" text:anchor-type="as-char"/></text:p>
                </table:table-cell>
                <table:table-cell office:value-type="string" table:style-name="Tableau8.A1">
                  <text:p text:style-name="P11"><office:annotation><dc:creator>sde </dc:creator><dc:date>2011-08-04T13:22:24</dc:date><text:p text:style-name="P17"><text:span text:style-name="T14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13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11"><draw:control draw:control="control17" draw:style-name="gr1" draw:text-style-name="P18" draw:z-index="16" svg:height="0.399cm" svg:width="0.447cm" text:anchor-type="as-char"/></text:p>
                </table:table-cell>
                <table:table-cell office:value-type="string" table:style-name="Tableau11.A1">
                  <text:p text:style-name="P11">Oui</text:p>
                </table:table-cell>
                <table:table-cell office:value-type="string" table:style-name="Tableau11.A1">
                  <text:p text:style-name="P11"><draw:control draw:control="control18" draw:style-name="gr1" draw:text-style-name="P18" draw:z-index="17" svg:height="0.399cm" svg:width="0.447cm" text:anchor-type="as-char"/></text:p>
                </table:table-cell>
                <table:table-cell office:value-type="string" table:style-name="Tableau11.A1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13">Autres observations :</text:p>
          </table:table-cell>
          <table:table-cell office:value-type="string" table:number-columns-spanned="4" table:style-name="Tableau3.B1">
            <text:p text:style-name="P11"/>
          </table:table-cell>
          <table:covered-table-cell/>
          <table:covered-table-cell/>
          <table:covered-table-cell/>
        </table:table-row>
      </table:table>
      <text:p text:style-name="P11"/>
      <text:p text:style-name="P10">Envoyé le </text:p>
      <text:p text:style-name="P10"/>
      <text:p text:style-name="P10"/>
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9.551cm"/>
    </style:style>
    <style:style style:family="table-cell" style:name="Tableau4.A1">
      <style:table-cell-properties fo:border="none" fo:padding="0.097cm"/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paragraph" style:name="P1" style:parent-style-name="UrbanTitle2">
      <style:text-properties style:font-name="arial"/>
    </style:style>
    <style:style style:family="paragraph" style:name="P2" style:parent-style-name="UrbanBody">
      <style:text-properties fo:background-color="transparent" fo:color="#000000" fo:font-size="11pt" fo:font-style="italic" fo:font-weight="normal" officeooo:paragraph-rsid="0001b85d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Body">
      <style:text-properties fo:background-color="#fff200" fo:color="#000000" fo:font-size="11pt" fo:font-style="italic" fo:font-weight="normal" officeooo:paragraph-rsid="0001b85d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4" style:parent-style-name="UrbanBody">
      <style:text-properties fo:color="#000000" fo:font-size="11pt" officeooo:paragraph-rsid="0001b85d" style:font-name="arial" style:font-size-asian="11pt" style:font-size-complex="11pt"/>
    </style:style>
    <style:style style:family="paragraph" style:name="P5" style:parent-style-name="UrbanBody">
      <style:text-properties fo:background-color="transparent" fo:color="#000000" fo:font-size="11pt" officeooo:paragraph-rsid="0001b85d" style:font-name="arial" style:font-size-asian="11pt" style:font-size-complex="11pt"/>
    </style:style>
    <style:style style:family="paragraph" style:name="P6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7" style:parent-style-name="Standard">
      <style:text-properties officeooo:paragraph-rsid="0001b85d"/>
    </style:style>
    <style:style style:family="paragraph" style:name="P8" style:parent-style-name="Standard">
      <style:paragraph-properties fo:text-align="start" style:justify-single-word="false"/>
      <style:text-properties fo:color="#000000" fo:font-size="10pt" officeooo:paragraph-rsid="0001b85d" style:font-name="Arial" style:font-size-asian="10pt" style:font-size-complex="10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b85d" style:font-name="Arial" style:font-size-asian="10pt" style:font-size-complex="10pt"/>
    </style:style>
    <style:style style:family="paragraph" style:name="P10" style:parent-style-name="UrbanBody_20_">
      <style:text-properties style:font-name="arial"/>
    </style:style>
    <style:style style:family="paragraph" style:name="P11" style:parent-style-name="UrbanBody_20_">
      <style:text-properties fo:font-size="11pt" style:font-name="arial" style:font-size-asian="11pt" style:font-size-complex="11pt"/>
    </style:style>
    <style:style style:family="paragraph" style:name="P12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 style:parent-style-name="UrbanTitle">
      <style:text-properties style:font-name="arial"/>
    </style:style>
    <style:style style:family="paragraph" style:name="P15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6" style:parent-style-name="UrbanTitle">
      <style:paragraph-properties fo:text-align="start" style:justify-single-word="false"/>
      <style:text-properties fo:color="#000000" fo:font-size="11pt" fo:font-style="normal" fo:font-weight="bold" officeooo:paragraph-rsid="0001b85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lor="#000000"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color="#000000"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background-color="transparent" loext:char-shading-value="0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14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3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3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input-required="false" form:name="Case à cocher 1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15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3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3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" form:image-position="center" form:input-required="false" form:name="Case à cocher 31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4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3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9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" form:image-position="center" form:input-required="false" form:name="Case à cocher 16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7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" form:image-position="center" form:input-required="false" form:name="Case à cocher 8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30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6" form:image-position="center" form:input-required="false" form:name="Case à cocher 29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input-required="false" form:name="Case à cocher 18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5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31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31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31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11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19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<text:span text:style-name="T11">atrimoine et Energie </text:span></text:p>
            <text:p text:style-name="P5">Place Léopold, 3 – Immeuble « BIBOT » </text:p>
            <text:p text:style-name="P2">5000 Namur </text:p>
            <text:p text:style-name="P3"/>
            <text:p text:style-name="P16">RECOMMANDÉ</text:p>
          </table:table-cell>
        </table:table-row>
      </table:table>
      <text:p text:style-name="P7"/>
      <text:p text:style-name="P15">Formulaire d’envoi d’un dossier au fonctionnaire délégué</text:p>
      <text:p text:style-name="P14"/>
      <text:p text:style-name="P1"><text:span text:style-name="T12"/></text:p>
      <text:p text:style-name="P10"/>
      <text:p text:style-name="P11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1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11"><office:annotation><dc:creator>sde </dc:creator><dc:date>2011-08-04T10:39:22</dc:date><text:p text:style-name="P17"><text:span text:style-name="T15">do row for type in self.listVocabularyForTemplate('foldercategories')</text:span></text:p></office:annotation><office:annotation><dc:creator>sde </dc:creator><dc:date>2011-08-04T10:39:07</dc:date><text:p text:style-name="P17"><text:span text:style-name="T15">do text if cmp(type[0],self.getFolderCategory())==0</text:span></text:p></office:annotation><draw:control draw:control="control16" draw:style-name="gr1" draw:text-style-name="P18" draw:z-index="15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cmp(type[0],self.getFolderCategory())!=0</text:span></text:p></office:annotation><draw:control draw:control="control15" draw:style-name="gr1" draw:text-style-name="P18" draw:z-index="14" svg:height="0.399cm" svg:width="0.447cm" text:anchor-type="as-char"/></text:p>
                </table:table-cell>
                <table:table-cell office:value-type="string" table:style-name="Tableau5.A1">
                  <text:p text:style-name="P11"><text:text-input text:description="Bien-Parcelles">type[1]</text:text-input></text:p>
                </table:table-cell>
              </table:table-row>
            </table:table>
            <text:p text:style-name="P11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2">Demandeurs :</text:p>
            <text:p text:style-name="P13">Nom, Prénom</text:p>
            <text:p text:style-name="P13">Adresse</text:p>
          </table:table-cell>
          <table:table-cell office:value-type="string" table:number-columns-spanned="4" table:style-name="Tableau3.B1">
            <text:p text:style-name="P11"/>
            <text:p text:style-name="P11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Bien concerné :</text:p>
            <text:p text:style-name="P13">Adresse</text:p>
            <text:p text:style-name="P13">Référence cadastrale</text:p>
          </table:table-cell>
          <table:table-cell office:value-type="string" table:number-columns-spanned="4" table:style-name="Tableau3.B2">
            <text:p text:style-name="P11"/>
            <text:p text:style-name="P11"><text:text-input text:description="Situation des travaux">self.getWorkLocationSignaletic()</text:text-input></text:p>
            <text:p text:style-name="P11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<text:span text:style-name="T7">Nature de la demande :</text:span>  (objet)</text:p>
          </table:table-cell>
          <table:table-cell office:value-type="string" table:number-columns-spanned="4" table:style-name="Tableau3.B2">
            <text:p text:style-name="P11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Auteur de projet :</text:p>
            <text:p text:style-name="P13">Nom</text:p>
            <text:p text:style-name="P13">Adresse</text:p>
          </table:table-cell>
          <table:table-cell office:value-type="string" table:number-columns-spanned="4" table:style-name="Tableau3.B2">
            <text:p text:style-name="P11"/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<text:span text:style-name="T7">Date de dépôt dossier complet </text:span>:</text:p>
            <text:p text:style-name="P13">Accusé de réception :</text:p>
          </table:table-cell>
          <table:table-cell office:value-type="string" table:number-columns-spanned="2" table:style-name="Tableau3.A2">
            <text:p text:style-name="P11"><office:annotation><dc:creator>sde </dc:creator><dc:date>2011-08-08T13:35:49</dc:date><text:p text:style-name="P17"><text:span text:style-name="T14">do text if self.getLastDeposit() is not None</text:span></text:p></office:annotation><text:text-input text:description="Objet des travaux">tool.formatDate(self.getLastDeposit().getEventDate())</text:text-input></text:p>
            <text:p text:style-name="P11"/>
          </table:table-cell>
          <table:covered-table-cell/>
          <table:table-cell office:value-type="string" table:style-name="Tableau3.D5">
            <text:p text:style-name="P11"><text:span text:style-name="T5">Délai de réponse annoncé :</text:span> <text:s text:c="3"/></text:p>
          </table:table-cell>
          <table:table-cell office:value-type="string" table:style-name="Tableau3.E5">
            <text:p text:style-name="P11"/>
          </table:table-cell>
        </table:table-row>
        <table:table-row>
          <table:table-cell office:value-type="string" table:style-name="Tableau3.A2">
            <text:p text:style-name="P13">Autres dossiers connus sur le bien : (refs)</text:p>
          </table:table-cell>
          <table:table-cell office:value-type="string" table:number-columns-spanned="4" table:style-name="Tableau3.B1"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11"><office:annotation><dc:creator>sde </dc:creator><dc:date>2011-08-05T08:21:16</dc:date><text:p text:style-name="P17"><text:span text:style-name="T15">do text if self.getIsInPCA()</text:span></text:p></office:annotation><draw:control draw:control="control12" draw:style-name="gr1" draw:text-style-name="P18" draw:z-index="11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not self.getIsInPCA()</text:span></text:p></office:annotation><draw:control draw:control="control11" draw:style-name="gr1" draw:text-style-name="P18" draw:z-index="10" svg:height="0.399cm" svg:width="0.447cm" text:anchor-type="as-char"/></text:p>
                </table:table-cell>
                <table:table-cell office:value-type="string" table:style-name="Tableau10.A1">
                  <text:p text:style-name="P11">Un PCA</text:p>
                </table:table-cell>
                <table:table-cell office:value-type="string" table:style-name="Tableau10.A1">
                  <text:p text:style-name="P11"><office:annotation><dc:creator>sde </dc:creator><dc:date>2011-08-04T10:39:07</dc:date><text:p text:style-name="P17"><text:span text:style-name="T15">do text if self.getIsInSubdivision()</text:span></text:p></office:annotation><draw:control draw:control="control14" draw:style-name="gr1" draw:text-style-name="P18" draw:z-index="13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not self.getIsInSubdivision()</text:span></text:p></office:annotation><draw:control draw:control="control13" draw:style-name="gr1" draw:text-style-name="P18" draw:z-index="12" svg:height="0.399cm" svg:width="0.447cm" text:anchor-type="as-char"/></text:p>
                </table:table-cell>
                <table:table-cell office:value-type="string" table:style-name="Tableau10.A1">
                  <text:p text:style-name="P11">Un lotissement</text:p>
                  <text:p text:style-name="P11"><text:s/><office:annotation><dc:creator>sde </dc:creator><dc:date>2011-08-08T13:29:49</dc:date><text:p text:style-name="P17"><text:span text:style-name="T15">do text if self.getIsInSubdivision()</text:span></text:p><text:p text:style-name="P17"><text:span text:style-name="T15">f</text:span><text:span text:style-name="T16">rom xhtml(self.getSubdivisionDetails())</text:span></text:p></office:annotation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11"><draw:control draw:control="control22" draw:style-name="gr1" draw:text-style-name="P18" draw:z-index="21" svg:height="0.399cm" svg:width="0.447cm" text:anchor-type="as-char"/></text:p>
                </table:table-cell>
                <table:table-cell office:value-type="string" table:style-name="Tableau12.A1">
                  <text:p text:style-name="P11">Oui</text:p>
                </table:table-cell>
                <table:table-cell office:value-type="string" table:style-name="Tableau12.A1">
                  <text:p text:style-name="P11"><draw:control draw:control="control23" draw:style-name="gr1" draw:text-style-name="P18" draw:z-index="22" svg:height="0.399cm" svg:width="0.447cm" text:anchor-type="as-char"/></text:p>
                </table:table-cell>
                <table:table-cell office:value-type="string" table:style-name="Tableau12.A1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11"><draw:control draw:control="control20" draw:style-name="gr1" draw:text-style-name="P18" draw:z-index="19" svg:height="0.399cm" svg:width="0.447cm" text:anchor-type="as-char"/></text:p>
                </table:table-cell>
                <table:table-cell office:value-type="string" table:style-name="Tableau13.A1">
                  <text:p text:style-name="P11">Oui</text:p>
                </table:table-cell>
                <table:table-cell office:value-type="string" table:style-name="Tableau13.A1">
                  <text:p text:style-name="P11"><draw:control draw:control="control21" draw:style-name="gr1" draw:text-style-name="P18" draw:z-index="20" svg:height="0.399cm" svg:width="0.447cm" text:anchor-type="as-char"/></text:p>
                </table:table-cell>
                <table:table-cell office:value-type="string" table:style-name="Tableau13.A1">
                  <text:p text:style-name="P11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11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ext:soft-page-break/>
        <table:table-row>
          <table:table-cell office:value-type="string" table:style-name="Tableau3.A2">
            <text:p text:style-name="P13">Ouverture ou modification de voirie :</text:p>
          </table:table-cell>
          <table:table-cell office:value-type="string" table:style-name="Tableau3.B10">
            <text:p text:style-name="P11"><draw:control draw:control="control1" draw:style-name="gr1" draw:text-style-name="P18" draw:z-index="0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row>
                <table:table-cell office:value-type="string" table:style-name="Tableau4.A1">
                  <text:p text:style-name="P11">Type de voirie :</text:p>
                </table:table-cell>
              </table:table-row>
            </table:table>
            <text:p text:style-name="P1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2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11"><office:annotation><dc:creator>sde </dc:creator><dc:date>2011-08-04T15:28:29</dc:date><text:p text:style-name="P17"><text:span text:style-name="T14">do text if self.getRoadCoating() is not None</text:span></text:p></office:annotation><draw:control draw:control="control4" draw:style-name="gr1" draw:text-style-name="P18" draw:z-index="3" svg:height="0.399cm" svg:width="0.447cm" text:anchor-type="as-char"/></text:p>
                  <text:p text:style-name="P11"><office:annotation><dc:creator>sde </dc:creator><dc:date>2011-08-04T15:29:14</dc:date><text:p text:style-name="P17"><text:span text:style-name="T15">do text if self.getRoadCoating() is None</text:span></text:p></office:annotation><draw:control draw:control="control5" draw:style-name="gr1" draw:text-style-name="P18" draw:z-index="4" svg:height="0.399cm" svg:width="0.447cm" text:anchor-type="as-char"/></text:p>
                </table:table-cell>
                <table:table-cell office:value-type="string" table:style-name="Tableau6.A1">
                  <text:p text:style-name="P11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11"><office:annotation><dc:creator>sde </dc:creator><dc:date>2011-08-04T13:57:24</dc:date><text:p text:style-name="P17"><text:span text:style-name="T15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15">do text if part[0] in self.templateRoadEquipments(self.getRoadEquipments())</text:span></text:p></office:annotation><draw:control draw:control="control3" draw:style-name="gr1" draw:text-style-name="P18" draw:z-index="2" svg:height="0.399cm" svg:width="0.447cm" text:anchor-type="as-char"/></text:p>
                  <text:p text:style-name="P11"><office:annotation><dc:creator>sde </dc:creator><dc:date>2011-08-04T11:59:21</dc:date><text:p text:style-name="P17"><text:span text:style-name="T15">do text if part[0] not in self.templateRoadEquipments(self.getRoadEquipments())</text:span></text:p></office:annotation><draw:control draw:control="control2" draw:style-name="gr1" draw:text-style-name="P18" draw:z-index="1" svg:height="0.399cm" svg:width="0.447cm" text:anchor-type="as-char"/></text:p>
                </table:table-cell>
                <table:table-cell office:value-type="string" table:style-name="Tableau6.A1">
                  <text:p text:style-name="P11"><text:text-input text:description="Bien-Parcelles">part[1]</text:text-input></text:p>
                  <text:p text:style-name="P11"><office:annotation><dc:creator>sde </dc:creator><dc:date>2011-08-04T22:20:52</dc:date><text:p text:style-name="P17"><text:span text:style-name="T14">do text if </text:span><text:span text:style-name="T15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11"><office:annotation><dc:creator>sde </dc:creator><dc:date>2011-08-04T13:57:24</dc:date><text:p text:style-name="P17"><text:span text:style-name="T15">do row for opinion in self.getValuesForTemplate('opinionsToAskIfWorks')</text:span></text:p></office:annotation><draw:control draw:control="control6" draw:style-name="gr1" draw:text-style-name="P18" draw:z-index="5" svg:height="0.399cm" svg:width="0.447cm" text:anchor-type="as-char"/></text:p>
                </table:table-cell>
                <table:table-cell office:value-type="string" table:style-name="Tableau7.A1">
                  <text:p text:style-name="P11"><text:text-input text:description="Bien-Parcelles">opinion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11"><office:annotation><dc:creator>sde </dc:creator><dc:date>2011-08-04T13:57:24</dc:date><text:p text:style-name="P17"><text:span text:style-name="T15">do row for folderZoneValue in self.getValuesForTemplate('folderZone')</text:span></text:p></office:annotation><draw:control draw:control="control19" draw:style-name="gr1" draw:text-style-name="P18" draw:z-index="18" svg:height="0.399cm" svg:width="0.447cm" text:anchor-type="as-char"/></text:p>
                </table:table-cell>
                <table:table-cell office:value-type="string" table:style-name="Tableau9.A1">
                  <text:p text:style-name="P11"><text:text-input text:description="Bien-Parcelles">folderZoneValue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11"><office:annotation><dc:creator>sde </dc:creator><dc:date>2011-08-04T13:57:24</dc:date><text:p text:style-name="P17"><text:span text:style-name="T15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14">do text if part[0][0] in self.getProtectedBuilding()</text:span></text:p></office:annotation><draw:control draw:control="control8" draw:style-name="gr1" draw:text-style-name="P18" draw:z-index="7" svg:height="0.399cm" svg:width="0.447cm" text:anchor-type="as-char"/></text:p>
                  <text:p text:style-name="P11"><office:annotation><dc:creator>sde </dc:creator><dc:date>2011-08-04T11:59:21</dc:date><text:p text:style-name="P17"><text:span text:style-name="T15">do text if part[0][0] not in self.getProtectedBuilding()</text:span></text:p></office:annotation><draw:control draw:control="control7" draw:style-name="gr1" draw:text-style-name="P18" draw:z-index="6" svg:height="0.399cm" svg:width="0.447cm" text:anchor-type="as-char"/></text:p>
                </table:table-cell>
                <table:table-cell office:value-type="string" table:style-name="Tableau8.A1">
                  <text:p text:style-name="P11"><text:text-input text:description="Bien-Parcelles">part[0][1]</text:text-input></text:p>
                </table:table-cell>
                <table:table-cell office:value-type="string" table:style-name="Tableau8.A1">
                  <text:p text:style-name="P11"><office:annotation><dc:creator>sde </dc:creator><dc:date>2011-08-04T11:57:24</dc:date><text:p text:style-name="P17"><text:span text:style-name="T15">do text if len(part) &gt; 1 and part[1][0] in self.getProtectedBuilding()</text:span></text:p></office:annotation><draw:control draw:control="control10" draw:style-name="gr1" draw:text-style-name="P18" draw:z-index="9" svg:height="0.399cm" svg:width="0.447cm" text:anchor-type="as-char"/></text:p>
                  <text:p text:style-name="P11"><office:annotation><dc:creator>sde </dc:creator><dc:date>2011-08-04T11:58:11</dc:date><text:p text:style-name="P17"><text:span text:style-name="T15">do text if len(part) &gt; 1 and part[1][0] not in self.getProtectedBuilding()</text:span></text:p></office:annotation><draw:control draw:control="control9" draw:style-name="gr1" draw:text-style-name="P18" draw:z-index="8" svg:height="0.399cm" svg:width="0.447cm" text:anchor-type="as-char"/></text:p>
                </table:table-cell>
                <table:table-cell office:value-type="string" table:style-name="Tableau8.A1">
                  <text:p text:style-name="P11"><office:annotation><dc:creator>sde </dc:creator><dc:date>2011-08-04T13:22:24</dc:date><text:p text:style-name="P17"><text:span text:style-name="T14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13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11"><draw:control draw:control="control17" draw:style-name="gr1" draw:text-style-name="P18" draw:z-index="16" svg:height="0.399cm" svg:width="0.447cm" text:anchor-type="as-char"/></text:p>
                </table:table-cell>
                <table:table-cell office:value-type="string" table:style-name="Tableau11.A1">
                  <text:p text:style-name="P11">Oui</text:p>
                </table:table-cell>
                <table:table-cell office:value-type="string" table:style-name="Tableau11.A1">
                  <text:p text:style-name="P11"><draw:control draw:control="control18" draw:style-name="gr1" draw:text-style-name="P18" draw:z-index="17" svg:height="0.399cm" svg:width="0.447cm" text:anchor-type="as-char"/></text:p>
                </table:table-cell>
                <table:table-cell office:value-type="string" table:style-name="Tableau11.A1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13">Autres observations :</text:p>
          </table:table-cell>
          <table:table-cell office:value-type="string" table:number-columns-spanned="4" table:style-name="Tableau3.B1">
            <text:p text:style-name="P11"/>
          </table:table-cell>
          <table:covered-table-cell/>
          <table:covered-table-cell/>
          <table:covered-table-cell/>
        </table:table-row>
      </table:table>
      <text:p text:style-name="P11"/>
      <text:p text:style-name="P10">Envoyé le </text:p>
      <text:p text:style-name="P10"/>
      <text:p text:style-name="P10"/>
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9.551cm"/>
    </style:style>
    <style:style style:family="table-cell" style:name="Tableau4.A1">
      <style:table-cell-properties fo:border="none" fo:padding="0.097cm"/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paragraph" style:name="P1" style:parent-style-name="UrbanTitle2">
      <style:text-properties style:font-name="arial"/>
    </style:style>
    <style:style style:family="paragraph" style:name="P2" style:parent-style-name="UrbanBody">
      <style:text-properties fo:background-color="transparent" fo:color="#000000" fo:font-size="11pt" fo:font-style="italic" fo:font-weight="normal" officeooo:paragraph-rsid="0001b85d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Body">
      <style:text-properties fo:background-color="#fff200" fo:color="#000000" fo:font-size="11pt" fo:font-style="italic" fo:font-weight="normal" officeooo:paragraph-rsid="0001b85d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4" style:parent-style-name="UrbanBody">
      <style:text-properties fo:color="#000000" fo:font-size="11pt" officeooo:paragraph-rsid="0001b85d" style:font-name="arial" style:font-size-asian="11pt" style:font-size-complex="11pt"/>
    </style:style>
    <style:style style:family="paragraph" style:name="P5" style:parent-style-name="UrbanBody">
      <style:text-properties fo:background-color="transparent" fo:color="#000000" fo:font-size="11pt" officeooo:paragraph-rsid="0001b85d" style:font-name="arial" style:font-size-asian="11pt" style:font-size-complex="11pt"/>
    </style:style>
    <style:style style:family="paragraph" style:name="P6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7" style:parent-style-name="Standard">
      <style:text-properties officeooo:paragraph-rsid="0001b85d"/>
    </style:style>
    <style:style style:family="paragraph" style:name="P8" style:parent-style-name="Standard">
      <style:paragraph-properties fo:text-align="start" style:justify-single-word="false"/>
      <style:text-properties fo:color="#000000" fo:font-size="10pt" officeooo:paragraph-rsid="0001b85d" style:font-name="Arial" style:font-size-asian="10pt" style:font-size-complex="10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b85d" style:font-name="Arial" style:font-size-asian="10pt" style:font-size-complex="10pt"/>
    </style:style>
    <style:style style:family="paragraph" style:name="P10" style:parent-style-name="UrbanBody_20_">
      <style:text-properties style:font-name="arial"/>
    </style:style>
    <style:style style:family="paragraph" style:name="P11" style:parent-style-name="UrbanBody_20_">
      <style:text-properties fo:font-size="11pt" style:font-name="arial" style:font-size-asian="11pt" style:font-size-complex="11pt"/>
    </style:style>
    <style:style style:family="paragraph" style:name="P12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 style:parent-style-name="UrbanTitle">
      <style:text-properties style:font-name="arial"/>
    </style:style>
    <style:style style:family="paragraph" style:name="P15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6" style:parent-style-name="UrbanTitle">
      <style:paragraph-properties fo:text-align="start" style:justify-single-word="false"/>
      <style:text-properties fo:color="#000000" fo:font-size="11pt" fo:font-style="normal" fo:font-weight="bold" officeooo:paragraph-rsid="0001b85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lor="#000000"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color="#000000"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background-color="transparent" loext:char-shading-value="0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loext:allow-overlap="true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14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3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3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input-required="false" form:name="Case à cocher 1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15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3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3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" form:image-position="center" form:input-required="false" form:name="Case à cocher 31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4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3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9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" form:image-position="center" form:input-required="false" form:name="Case à cocher 16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7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" form:image-position="center" form:input-required="false" form:name="Case à cocher 8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30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6" form:image-position="center" form:input-required="false" form:name="Case à cocher 29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input-required="false" form:name="Case à cocher 18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5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31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31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31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11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19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<text:span text:style-name="T11">atrimoine et Energie </text:span></text:p>
            <text:p text:style-name="P5">Place Léopold, 3 – Immeuble « BIBOT » </text:p>
            <text:p text:style-name="P2">5000 Namur </text:p>
            <text:p text:style-name="P3"/>
            <text:p text:style-name="P16">RECOMMANDÉ</text:p>
          </table:table-cell>
        </table:table-row>
      </table:table>
      <text:p text:style-name="P7"/>
      <text:p text:style-name="P15">Formulaire d’envoi d’un dossier au fonctionnaire délégué</text:p>
      <text:p text:style-name="P14"/>
      <text:p text:style-name="P1"><text:span text:style-name="T12"/></text:p>
      <text:p text:style-name="P10"/>
      <text:p text:style-name="P11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1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11"><office:annotation><dc:creator>sde </dc:creator><dc:date>2011-08-04T10:39:22</dc:date><text:p text:style-name="P17"><text:span text:style-name="T15">do row for type in self.listVocabularyForTemplate('foldercategories')</text:span></text:p></office:annotation><office:annotation><dc:creator>sde </dc:creator><dc:date>2011-08-04T10:39:07</dc:date><text:p text:style-name="P17"><text:span text:style-name="T15">do text if cmp(type[0],self.getFolderCategory())==0</text:span></text:p></office:annotation><draw:control draw:control="control16" draw:style-name="gr1" draw:text-style-name="P18" draw:z-index="15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cmp(type[0],self.getFolderCategory())!=0</text:span></text:p></office:annotation><draw:control draw:control="control15" draw:style-name="gr1" draw:text-style-name="P18" draw:z-index="14" svg:height="0.399cm" svg:width="0.447cm" text:anchor-type="as-char"/></text:p>
                </table:table-cell>
                <table:table-cell office:value-type="string" table:style-name="Tableau5.A1">
                  <text:p text:style-name="P11"><text:text-input text:description="Bien-Parcelles">type[1]</text:text-input></text:p>
                </table:table-cell>
              </table:table-row>
            </table:table>
            <text:p text:style-name="P11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2">Demandeurs :</text:p>
            <text:p text:style-name="P13">Nom, Prénom</text:p>
            <text:p text:style-name="P13">Adresse</text:p>
          </table:table-cell>
          <table:table-cell office:value-type="string" table:number-columns-spanned="4" table:style-name="Tableau3.B1">
            <text:p text:style-name="P11"/>
            <text:p text:style-name="P11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Bien concerné :</text:p>
            <text:p text:style-name="P13">Adresse</text:p>
            <text:p text:style-name="P13">Référence cadastrale</text:p>
          </table:table-cell>
          <table:table-cell office:value-type="string" table:number-columns-spanned="4" table:style-name="Tableau3.B2">
            <text:p text:style-name="P11"/>
            <text:p text:style-name="P11"><text:text-input text:description="Situation des travaux">self.getWorkLocationSignaletic()</text:text-input></text:p>
            <text:p text:style-name="P11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<text:span text:style-name="T7">Nature de la demande :</text:span>  (objet)</text:p>
          </table:table-cell>
          <table:table-cell office:value-type="string" table:number-columns-spanned="4" table:style-name="Tableau3.B2">
            <text:p text:style-name="P11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Auteur de projet :</text:p>
            <text:p text:style-name="P13">Nom</text:p>
            <text:p text:style-name="P13">Adresse</text:p>
          </table:table-cell>
          <table:table-cell office:value-type="string" table:number-columns-spanned="4" table:style-name="Tableau3.B2">
            <text:p text:style-name="P11"/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<text:span text:style-name="T7">Date de dépôt dossier complet </text:span>:</text:p>
            <text:p text:style-name="P13">Accusé de réception :</text:p>
          </table:table-cell>
          <table:table-cell office:value-type="string" table:number-columns-spanned="2" table:style-name="Tableau3.A2">
            <text:p text:style-name="P11"><office:annotation><dc:creator>sde </dc:creator><dc:date>2011-08-08T13:35:49</dc:date><text:p text:style-name="P17"><text:span text:style-name="T14">do text if self.getLastDeposit() is not None</text:span></text:p></office:annotation><text:text-input text:description="Objet des travaux">tool.formatDate(self.getLastDeposit().getEventDate())</text:text-input></text:p>
            <text:p text:style-name="P11"/>
          </table:table-cell>
          <table:covered-table-cell/>
          <table:table-cell office:value-type="string" table:style-name="Tableau3.D5">
            <text:p text:style-name="P11"><text:span text:style-name="T5">Délai de réponse annoncé :</text:span> <text:s text:c="3"/></text:p>
          </table:table-cell>
          <table:table-cell office:value-type="string" table:style-name="Tableau3.E5">
            <text:p text:style-name="P11"/>
          </table:table-cell>
        </table:table-row>
        <table:table-row>
          <table:table-cell office:value-type="string" table:style-name="Tableau3.A2">
            <text:p text:style-name="P13">Autres dossiers connus sur le bien : (refs)</text:p>
          </table:table-cell>
          <table:table-cell office:value-type="string" table:number-columns-spanned="4" table:style-name="Tableau3.B1"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11"><office:annotation><dc:creator>sde </dc:creator><dc:date>2011-08-05T08:21:16</dc:date><text:p text:style-name="P17"><text:span text:style-name="T15">do text if self.getIsInPCA()</text:span></text:p></office:annotation><draw:control draw:control="control12" draw:style-name="gr1" draw:text-style-name="P18" draw:z-index="11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not self.getIsInPCA()</text:span></text:p></office:annotation><draw:control draw:control="control11" draw:style-name="gr1" draw:text-style-name="P18" draw:z-index="10" svg:height="0.399cm" svg:width="0.447cm" text:anchor-type="as-char"/></text:p>
                </table:table-cell>
                <table:table-cell office:value-type="string" table:style-name="Tableau10.A1">
                  <text:p text:style-name="P11">Un PCA</text:p>
                </table:table-cell>
                <table:table-cell office:value-type="string" table:style-name="Tableau10.A1">
                  <text:p text:style-name="P11"><office:annotation><dc:creator>sde </dc:creator><dc:date>2011-08-04T10:39:07</dc:date><text:p text:style-name="P17"><text:span text:style-name="T15">do text if self.getIsInSubdivision()</text:span></text:p></office:annotation><draw:control draw:control="control14" draw:style-name="gr1" draw:text-style-name="P18" draw:z-index="13" svg:height="0.399cm" svg:width="0.447cm" text:anchor-type="as-char"/></text:p>
                  <text:p text:style-name="P11"><office:annotation><dc:creator>sde </dc:creator><dc:date>2011-08-04T10:30:03</dc:date><text:p text:style-name="P17"><text:span text:style-name="T15">do text if not self.getIsInSubdivision()</text:span></text:p></office:annotation><draw:control draw:control="control13" draw:style-name="gr1" draw:text-style-name="P18" draw:z-index="12" svg:height="0.399cm" svg:width="0.447cm" text:anchor-type="as-char"/></text:p>
                </table:table-cell>
                <table:table-cell office:value-type="string" table:style-name="Tableau10.A1">
                  <text:p text:style-name="P11">Un lotissement</text:p>
                  <text:p text:style-name="P11"><text:s/><office:annotation><dc:creator>sde </dc:creator><dc:date>2011-08-08T13:29:49</dc:date><text:p text:style-name="P17"><text:span text:style-name="T15">do text if self.getIsInSubdivision()</text:span></text:p><text:p text:style-name="P17"><text:span text:style-name="T15">f</text:span><text:span text:style-name="T16">rom xhtml(self.getSubdivisionDetails())</text:span></text:p></office:annotation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11"><draw:control draw:control="control22" draw:style-name="gr1" draw:text-style-name="P18" draw:z-index="21" svg:height="0.399cm" svg:width="0.447cm" text:anchor-type="as-char"/></text:p>
                </table:table-cell>
                <table:table-cell office:value-type="string" table:style-name="Tableau12.A1">
                  <text:p text:style-name="P11">Oui</text:p>
                </table:table-cell>
                <table:table-cell office:value-type="string" table:style-name="Tableau12.A1">
                  <text:p text:style-name="P11"><draw:control draw:control="control23" draw:style-name="gr1" draw:text-style-name="P18" draw:z-index="22" svg:height="0.399cm" svg:width="0.447cm" text:anchor-type="as-char"/></text:p>
                </table:table-cell>
                <table:table-cell office:value-type="string" table:style-name="Tableau12.A1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11"><draw:control draw:control="control20" draw:style-name="gr1" draw:text-style-name="P18" draw:z-index="19" svg:height="0.399cm" svg:width="0.447cm" text:anchor-type="as-char"/></text:p>
                </table:table-cell>
                <table:table-cell office:value-type="string" table:style-name="Tableau13.A1">
                  <text:p text:style-name="P11">Oui</text:p>
                </table:table-cell>
                <table:table-cell office:value-type="string" table:style-name="Tableau13.A1">
                  <text:p text:style-name="P11"><draw:control draw:control="control21" draw:style-name="gr1" draw:text-style-name="P18" draw:z-index="20" svg:height="0.399cm" svg:width="0.447cm" text:anchor-type="as-char"/></text:p>
                </table:table-cell>
                <table:table-cell office:value-type="string" table:style-name="Tableau13.A1">
                  <text:p text:style-name="P11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11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ext:soft-page-break/>
        <table:table-row>
          <table:table-cell office:value-type="string" table:style-name="Tableau3.A2">
            <text:p text:style-name="P13">Ouverture ou modification de voirie :</text:p>
          </table:table-cell>
          <table:table-cell office:value-type="string" table:style-name="Tableau3.B10">
            <text:p text:style-name="P11"><draw:control draw:control="control1" draw:style-name="gr1" draw:text-style-name="P18" draw:z-index="0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row>
                <table:table-cell office:value-type="string" table:style-name="Tableau4.A1">
                  <text:p text:style-name="P11">Type de voirie :</text:p>
                </table:table-cell>
              </table:table-row>
            </table:table>
            <text:p text:style-name="P1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2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11"><office:annotation><dc:creator>sde </dc:creator><dc:date>2011-08-04T15:28:29</dc:date><text:p text:style-name="P17"><text:span text:style-name="T14">do text if self.getRoadCoating() is not None</text:span></text:p></office:annotation><draw:control draw:control="control4" draw:style-name="gr1" draw:text-style-name="P18" draw:z-index="3" svg:height="0.399cm" svg:width="0.447cm" text:anchor-type="as-char"/></text:p>
                  <text:p text:style-name="P11"><office:annotation><dc:creator>sde </dc:creator><dc:date>2011-08-04T15:29:14</dc:date><text:p text:style-name="P17"><text:span text:style-name="T15">do text if self.getRoadCoating() is None</text:span></text:p></office:annotation><draw:control draw:control="control5" draw:style-name="gr1" draw:text-style-name="P18" draw:z-index="4" svg:height="0.399cm" svg:width="0.447cm" text:anchor-type="as-char"/></text:p>
                </table:table-cell>
                <table:table-cell office:value-type="string" table:style-name="Tableau6.A1">
                  <text:p text:style-name="P11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11"><office:annotation><dc:creator>sde </dc:creator><dc:date>2011-08-04T13:57:24</dc:date><text:p text:style-name="P17"><text:span text:style-name="T15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15">do text if part[0] in self.templateRoadEquipments(self.getRoadEquipments())</text:span></text:p></office:annotation><draw:control draw:control="control3" draw:style-name="gr1" draw:text-style-name="P18" draw:z-index="2" svg:height="0.399cm" svg:width="0.447cm" text:anchor-type="as-char"/></text:p>
                  <text:p text:style-name="P11"><office:annotation><dc:creator>sde </dc:creator><dc:date>2011-08-04T11:59:21</dc:date><text:p text:style-name="P17"><text:span text:style-name="T15">do text if part[0] not in self.templateRoadEquipments(self.getRoadEquipments())</text:span></text:p></office:annotation><draw:control draw:control="control2" draw:style-name="gr1" draw:text-style-name="P18" draw:z-index="1" svg:height="0.399cm" svg:width="0.447cm" text:anchor-type="as-char"/></text:p>
                </table:table-cell>
                <table:table-cell office:value-type="string" table:style-name="Tableau6.A1">
                  <text:p text:style-name="P11"><text:text-input text:description="Bien-Parcelles">part[1]</text:text-input></text:p>
                  <text:p text:style-name="P11"><office:annotation><dc:creator>sde </dc:creator><dc:date>2011-08-04T22:20:52</dc:date><text:p text:style-name="P17"><text:span text:style-name="T14">do text if </text:span><text:span text:style-name="T15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11"><office:annotation><dc:creator>sde </dc:creator><dc:date>2011-08-04T13:57:24</dc:date><text:p text:style-name="P17"><text:span text:style-name="T15">do row for opinion in self.getValuesForTemplate('opinionsToAskIfWorks')</text:span></text:p></office:annotation><draw:control draw:control="control6" draw:style-name="gr1" draw:text-style-name="P18" draw:z-index="5" svg:height="0.399cm" svg:width="0.447cm" text:anchor-type="as-char"/></text:p>
                </table:table-cell>
                <table:table-cell office:value-type="string" table:style-name="Tableau7.A1">
                  <text:p text:style-name="P11"><text:text-input text:description="Bien-Parcelles">opinion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11"><office:annotation><dc:creator>sde </dc:creator><dc:date>2011-08-04T13:57:24</dc:date><text:p text:style-name="P17"><text:span text:style-name="T15">do row for folderZoneValue in self.getValuesForTemplate('folderZone')</text:span></text:p></office:annotation><draw:control draw:control="control19" draw:style-name="gr1" draw:text-style-name="P18" draw:z-index="18" svg:height="0.399cm" svg:width="0.447cm" text:anchor-type="as-char"/></text:p>
                </table:table-cell>
                <table:table-cell office:value-type="string" table:style-name="Tableau9.A1">
                  <text:p text:style-name="P11"><text:text-input text:description="Bien-Parcelles">folderZoneValue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3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11"><office:annotation><dc:creator>sde </dc:creator><dc:date>2011-08-04T13:57:24</dc:date><text:p text:style-name="P17"><text:span text:style-name="T15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14">do text if part[0][0] in self.getProtectedBuilding()</text:span></text:p></office:annotation><draw:control draw:control="control8" draw:style-name="gr1" draw:text-style-name="P18" draw:z-index="7" svg:height="0.399cm" svg:width="0.447cm" text:anchor-type="as-char"/></text:p>
                  <text:p text:style-name="P11"><office:annotation><dc:creator>sde </dc:creator><dc:date>2011-08-04T11:59:21</dc:date><text:p text:style-name="P17"><text:span text:style-name="T15">do text if part[0][0] not in self.getProtectedBuilding()</text:span></text:p></office:annotation><draw:control draw:control="control7" draw:style-name="gr1" draw:text-style-name="P18" draw:z-index="6" svg:height="0.399cm" svg:width="0.447cm" text:anchor-type="as-char"/></text:p>
                </table:table-cell>
                <table:table-cell office:value-type="string" table:style-name="Tableau8.A1">
                  <text:p text:style-name="P11"><text:text-input text:description="Bien-Parcelles">part[0][1]</text:text-input></text:p>
                </table:table-cell>
                <table:table-cell office:value-type="string" table:style-name="Tableau8.A1">
                  <text:p text:style-name="P11"><office:annotation><dc:creator>sde </dc:creator><dc:date>2011-08-04T11:57:24</dc:date><text:p text:style-name="P17"><text:span text:style-name="T15">do text if len(part) &gt; 1 and part[1][0] in self.getProtectedBuilding()</text:span></text:p></office:annotation><draw:control draw:control="control10" draw:style-name="gr1" draw:text-style-name="P18" draw:z-index="9" svg:height="0.399cm" svg:width="0.447cm" text:anchor-type="as-char"/></text:p>
                  <text:p text:style-name="P11"><office:annotation><dc:creator>sde </dc:creator><dc:date>2011-08-04T11:58:11</dc:date><text:p text:style-name="P17"><text:span text:style-name="T15">do text if len(part) &gt; 1 and part[1][0] not in self.getProtectedBuilding()</text:span></text:p></office:annotation><draw:control draw:control="control9" draw:style-name="gr1" draw:text-style-name="P18" draw:z-index="8" svg:height="0.399cm" svg:width="0.447cm" text:anchor-type="as-char"/></text:p>
                </table:table-cell>
                <table:table-cell office:value-type="string" table:style-name="Tableau8.A1">
                  <text:p text:style-name="P11"><office:annotation><dc:creator>sde </dc:creator><dc:date>2011-08-04T13:22:24</dc:date><text:p text:style-name="P17"><text:span text:style-name="T14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13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11"><draw:control draw:control="control17" draw:style-name="gr1" draw:text-style-name="P18" draw:z-index="16" svg:height="0.399cm" svg:width="0.447cm" text:anchor-type="as-char"/></text:p>
                </table:table-cell>
                <table:table-cell office:value-type="string" table:style-name="Tableau11.A1">
                  <text:p text:style-name="P11">Oui</text:p>
                </table:table-cell>
                <table:table-cell office:value-type="string" table:style-name="Tableau11.A1">
                  <text:p text:style-name="P11"><draw:control draw:control="control18" draw:style-name="gr1" draw:text-style-name="P18" draw:z-index="17" svg:height="0.399cm" svg:width="0.447cm" text:anchor-type="as-char"/></text:p>
                </table:table-cell>
                <table:table-cell office:value-type="string" table:style-name="Tableau11.A1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13">Autres observations :</text:p>
          </table:table-cell>
          <table:table-cell office:value-type="string" table:number-columns-spanned="4" table:style-name="Tableau3.B1">
            <text:p text:style-name="P11"/>
          </table:table-cell>
          <table:covered-table-cell/>
          <table:covered-table-cell/>
          <table:covered-table-cell/>
        </table:table-row>
      </table:table>
      <text:p text:style-name="P11"/>
      <text:p text:style-name="P10">Envoyé le </text:p>
      <text:p text:style-name="P10"/>
      <text:p text:style-name="P10"/>
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0:29.989416533</dc:date>
    <meta:editing-duration>P2DT4H42M35S</meta:editing-duration>
    <meta:editing-cycles>431</meta:editing-cycles>
    <meta:generator>LibreOffice/6.4.6.2$Linux_X86_64 LibreOffice_project/40$Build-2</meta:generator>
    <meta:document-statistic meta:table-count="13" meta:image-count="0" meta:object-count="0" meta:page-count="2" meta:paragraph-count="83" meta:word-count="205" meta:character-count="1367" meta:non-whitespace-character-count="1236"/>
  </office:meta>
</office:document-meta>
</file>